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b0f" officeooo:paragraph-rsid="00019b0f"/>
    </style:style>
    <style:style style:name="P2" style:family="paragraph" style:parent-style-name="Standard">
      <style:text-properties officeooo:rsid="000231d7" officeooo:paragraph-rsid="000231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www.uno-de-piera.com/todoapp-con-angularfire2/">https://www.uno-de-piera.com/todoapp-con-angularfire2/</text:a></text:p>
      <text:p text:style-name="P2"/>
      <text:p text:style-name="P1"><text:a xlink:type="simple" xlink:href="https://www.uno-de-piera.com/angular-4-y-datatables/">https://www.uno-de-piera.com/angular-4-y-datatables/</text:a></text:p>
      <text:p text:style-name="P1"><text:a xlink:type="simple" xlink:href="https://www.uno-de-piera.com/autenticacion-angular-firebase/">https://www.uno-de-piera.com/autenticacion-angular-firebase/</text:a></text:p>
      <text:p text:style-name="P2"><text:a xlink:type="simple" xlink:href="https://www.uno-de-piera.com/cargar-archivos-estaticos-con-angularcli/">https://www.uno-de-piera.com/cargar-archivos-estaticos-con-angularcli/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9:13:47.827695098</meta:creation-date>
    <dc:date>2017-08-30T19:19:46.881265177</dc:date>
    <meta:editing-duration>PT5M2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4" meta:character-count="236" meta:non-whitespace-character-count="236"/>
  </office:meta>
</office:document-meta>
</file>